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Ávila</text:p>
      <text:p text:style-name="Standard">Burgos</text:p>
      <text:p text:style-name="Standard">León</text:p>
      <text:p text:style-name="Standard">Palencia</text:p>
      <text:p text:style-name="Standard">Salamanca</text:p>
      <text:p text:style-name="Standard">Segovia</text:p>
      <text:p text:style-name="Standard">Soria</text:p>
      <text:p text:style-name="Standard">Valladolid</text:p>
      <text:p text:style-name="Standard">Zamora.</text:p>
      <text:p text:style-name="Standard">Castilla y León</text:p>
      <text:p text:style-name="Standard">Andalucía</text:p>
      <text:p text:style-name="Standard">Castilla-La Mancha</text:p>
      <text:p text:style-name="Standard">Aragón</text:p>
      <text:p text:style-name="Standard">Extremadura</text:p>
      <text:p text:style-name="Standard">Cataluña</text:p>
      <text:p text:style-name="Standard">Galicia</text:p>
      <text:p text:style-name="Standard">Comunidad Valenciana</text:p>
      <text:p text:style-name="Standard">Región de Murcia</text:p>
      <text:p text:style-name="Standard">Principado de Asturias</text:p>
      <text:p text:style-name="Standard">Navarra</text:p>
      <text:p text:style-name="Standard">Comunidad de Madrid</text:p>
      <text:p text:style-name="Standard">Canarias</text:p>
      <text:p text:style-name="Standard">País Vasco</text:p>
      <text:p text:style-name="Standard">Cantabria</text:p>
      <text:p text:style-name="Standard">La Rioja</text:p>
      <text:p text:style-name="Standard">Islas Baleares</text:p>
      <text:p text:style-name="Standard">A Coruña</text:p>
      <text:p text:style-name="Standard">L<text:span text:style-name="T1">ugo</text:span></text:p>
      <text:p text:style-name="Standard">Ourense</text:p>
      <text:p text:style-name="Standard">Pontevedr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erif" fo:font-family="'Liberation Serif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>
      <style:text-properties style:font-name="Trebuchet MS" fo:font-family="'Trebuchet MS'" style:font-family-generic="swiss" style:font-pitch="variable" fo:font-size="11pt" fo:font-weight="bold" style:font-size-asian="9.60000038146973pt" style:font-weight-asian="bold" style:font-size-complex="11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0000ff"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A" style:print-orientation="portrait" fo:margin-top="2cm" fo:margin-bottom="2cm" fo:margin-left="2cm" fo:margin-right="2cm" fo:border="0.99pt solid #000000" fo:padding="0.04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Fernández</meta:initial-creator>
    <meta:creation-date>2014-03-16T21:42:45.38</meta:creation-date>
    <dc:date>2017-01-06T20:09:38.528000000</dc:date>
    <meta:editing-duration>PT1H23M27S</meta:editing-duration>
    <meta:editing-cycles>12</meta:editing-cycles>
    <meta:generator>LibreOffice/4.2.4.2$Windows_x86 LibreOffice_project/63150712c6d317d27ce2db16eb94c2f3d7b699f8</meta:generator>
    <meta:print-date>2014-03-17T09:54:06.97</meta:print-date>
    <meta:document-statistic meta:table-count="0" meta:image-count="0" meta:object-count="0" meta:page-count="1" meta:paragraph-count="30" meta:word-count="44" meta:character-count="297" meta:non-whitespace-character-count="283"/>
  </office:meta>
</office:document-meta>
</file>